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7b5a62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bold" officeooo:rsid="00579d4c" officeooo:paragraph-rsid="007b5a62" style:font-weight-asian="bold" style:font-weight-complex="bold"/>
    </style:style>
    <style:style style:name="P11" style:family="paragraph" style:parent-style-name="Standard">
      <style:text-properties fo:font-weight="bold" officeooo:rsid="006ca72c" officeooo:paragraph-rsid="006ca72c" style:font-weight-asian="bold" style:font-weight-complex="bold"/>
    </style:style>
    <style:style style:name="P12" style:family="paragraph" style:parent-style-name="Standard">
      <style:text-properties fo:font-weight="bold" officeooo:rsid="005511a2" officeooo:paragraph-rsid="0059474e" style:font-weight-asian="bold" style:font-weight-complex="bold"/>
    </style:style>
    <style:style style:name="P13" style:family="paragraph" style:parent-style-name="Standard">
      <style:text-properties fo:font-weight="bold" officeooo:rsid="005511a2" officeooo:paragraph-rsid="005511a2" style:font-weight-asian="bold" style:font-weight-complex="bold"/>
    </style:style>
    <style:style style:name="P14" style:family="paragraph" style:parent-style-name="Standard">
      <style:text-properties fo:font-weight="bold" officeooo:rsid="00780787" officeooo:paragraph-rsid="00780787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7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8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9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30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31" style:family="paragraph" style:parent-style-name="Standard">
      <style:text-properties fo:font-weight="normal" officeooo:rsid="00133bc3" officeooo:paragraph-rsid="007b5a62" style:font-weight-asian="normal" style:font-weight-complex="normal"/>
    </style:style>
    <style:style style:name="P32" style:family="paragraph" style:parent-style-name="Standard">
      <style:text-properties fo:font-weight="normal" officeooo:rsid="00133bc3" officeooo:paragraph-rsid="007f9c03" style:font-weight-asian="normal" style:font-weight-complex="normal"/>
    </style:style>
    <style:style style:name="P33" style:family="paragraph" style:parent-style-name="Standard">
      <style:text-properties fo:font-weight="normal" officeooo:rsid="00133bc3" officeooo:paragraph-rsid="008998c1" style:font-weight-asian="normal" style:font-weight-complex="normal"/>
    </style:style>
    <style:style style:name="P34" style:family="paragraph" style:parent-style-name="Standard">
      <style:text-properties fo:font-weight="normal" officeooo:rsid="00133bc3" officeooo:paragraph-rsid="0089c54e" style:font-weight-asian="normal" style:font-weight-complex="normal"/>
    </style:style>
    <style:style style:name="P35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36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7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8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9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40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41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42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43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44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45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46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7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8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9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50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51" style:family="paragraph" style:parent-style-name="Standard">
      <style:text-properties fo:font-weight="normal" officeooo:rsid="00579d4c" officeooo:paragraph-rsid="007b5a62" style:font-weight-asian="normal" style:font-weight-complex="normal"/>
    </style:style>
    <style:style style:name="P52" style:family="paragraph" style:parent-style-name="Standard">
      <style:text-properties fo:font-weight="normal" officeooo:rsid="00579d4c" officeooo:paragraph-rsid="008b6c50" style:font-weight-asian="normal" style:font-weight-complex="normal"/>
    </style:style>
    <style:style style:name="P53" style:family="paragraph" style:parent-style-name="Standard">
      <style:text-properties fo:font-weight="normal" officeooo:rsid="00579d4c" officeooo:paragraph-rsid="008c56ad" style:font-weight-asian="normal" style:font-weight-complex="normal"/>
    </style:style>
    <style:style style:name="P54" style:family="paragraph" style:parent-style-name="Standard">
      <style:text-properties fo:font-weight="normal" officeooo:rsid="00579d4c" officeooo:paragraph-rsid="008d3099" style:font-weight-asian="normal" style:font-weight-complex="normal"/>
    </style:style>
    <style:style style:name="P55" style:family="paragraph" style:parent-style-name="Standard">
      <style:text-properties fo:font-weight="normal" officeooo:rsid="00579d4c" officeooo:paragraph-rsid="008e1a64" style:font-weight-asian="normal" style:font-weight-complex="normal"/>
    </style:style>
    <style:style style:name="P56" style:family="paragraph" style:parent-style-name="Standard">
      <style:text-properties fo:font-weight="normal" officeooo:rsid="00579d4c" officeooo:paragraph-rsid="00994446" style:font-weight-asian="normal" style:font-weight-complex="normal"/>
    </style:style>
    <style:style style:name="P57" style:family="paragraph" style:parent-style-name="Standard">
      <style:text-properties fo:font-weight="normal" officeooo:rsid="00579d4c" officeooo:paragraph-rsid="009acc15" style:font-weight-asian="normal" style:font-weight-complex="normal"/>
    </style:style>
    <style:style style:name="P58" style:family="paragraph" style:parent-style-name="Standard">
      <style:text-properties fo:font-weight="normal" officeooo:rsid="00579d4c" officeooo:paragraph-rsid="009c2be4" style:font-weight-asian="normal" style:font-weight-complex="normal"/>
    </style:style>
    <style:style style:name="P59" style:family="paragraph" style:parent-style-name="Standard">
      <style:text-properties fo:font-weight="normal" officeooo:rsid="00579d4c" officeooo:paragraph-rsid="00a04abd" style:font-weight-asian="normal" style:font-weight-complex="normal"/>
    </style:style>
    <style:style style:name="P60" style:family="paragraph" style:parent-style-name="Standard">
      <style:text-properties fo:font-weight="normal" officeooo:rsid="006ca72c" officeooo:paragraph-rsid="006ca72c" style:font-weight-asian="normal" style:font-weight-complex="normal"/>
    </style:style>
    <style:style style:name="P61" style:family="paragraph" style:parent-style-name="Standard">
      <style:text-properties fo:font-weight="normal" officeooo:rsid="00780787" officeooo:paragraph-rsid="00780787" style:font-weight-asian="normal" style:font-weight-complex="normal"/>
    </style:style>
    <style:style style:name="P62" style:family="paragraph" style:parent-style-name="Standard">
      <style:text-properties fo:font-weight="normal" officeooo:rsid="00900d5d" officeooo:paragraph-rsid="00900d5d" style:font-weight-asian="normal" style:font-weight-complex="normal"/>
    </style:style>
    <style:style style:name="P63" style:family="paragraph" style:parent-style-name="Standard">
      <style:text-properties fo:font-weight="normal" officeooo:rsid="0095eff9" officeooo:paragraph-rsid="0095eff9" style:font-weight-asian="normal" style:font-weight-complex="normal"/>
    </style:style>
    <style:style style:name="P64" style:family="paragraph" style:parent-style-name="Standard">
      <style:paragraph-properties fo:margin-left="1.251cm" fo:margin-right="0cm" fo:text-indent="0cm" style:auto-text-indent="false"/>
      <style:text-properties fo:font-weight="normal" officeooo:rsid="006ca72c" officeooo:paragraph-rsid="006ca72c" style:font-weight-asian="normal" style:font-weight-complex="normal"/>
    </style:style>
    <style:style style:name="P65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66" style:family="paragraph" style:parent-style-name="Standard">
      <style:paragraph-properties fo:margin-left="1.251cm" fo:margin-right="0cm" fo:text-indent="0cm" style:auto-text-indent="false"/>
      <style:text-properties fo:font-weight="normal" officeooo:rsid="00777469" officeooo:paragraph-rsid="00777469" style:font-weight-asian="normal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6fbcb0" style:font-weight-asian="bold" style:font-weight-complex="bold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72ff62" style:font-weight-asian="bold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27181" style:font-weight-asian="bold" style:font-weight-complex="bold"/>
    </style:style>
    <style:style style:name="T7" style:family="text">
      <style:text-properties officeooo:rsid="003310d0"/>
    </style:style>
    <style:style style:name="T8" style:family="text">
      <style:text-properties officeooo:rsid="00321334"/>
    </style:style>
    <style:style style:name="T9" style:family="text">
      <style:text-properties officeooo:rsid="00394184"/>
    </style:style>
    <style:style style:name="T10" style:family="text">
      <style:text-properties officeooo:rsid="00466b43"/>
    </style:style>
    <style:style style:name="T11" style:family="text">
      <style:text-properties officeooo:rsid="0049d9d7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a82ed"/>
    </style:style>
    <style:style style:name="T17" style:family="text">
      <style:text-properties officeooo:rsid="0072ff62"/>
    </style:style>
    <style:style style:name="T18" style:family="text">
      <style:text-properties officeooo:rsid="00780787"/>
    </style:style>
    <style:style style:name="T19" style:family="text">
      <style:text-properties officeooo:rsid="00798577"/>
    </style:style>
    <style:style style:name="T20" style:family="text">
      <style:text-properties officeooo:rsid="007af982"/>
    </style:style>
    <style:style style:name="T21" style:family="text">
      <style:text-properties officeooo:rsid="00827181"/>
    </style:style>
    <style:style style:name="T22" style:family="text">
      <style:text-properties officeooo:rsid="00a04abd"/>
    </style:style>
    <style:style style:name="T23" style:family="text">
      <style:text-properties officeooo:rsid="00a183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5"/>
      <text:p text:style-name="P16">All examples successfully recompiled</text:p>
      <text:p text:style-name="P16"/>
      <text:p text:style-name="P18">Example 1<text:tab/>OK</text:p>
      <text:p text:style-name="P18">Example 2<text:tab/>OK</text:p>
      <text:p text:style-name="P18">Example 3<text:tab/>OK</text:p>
      <text:p text:style-name="P19">Example <text:span text:style-name="T2">4</text:span><text:tab/>OK</text:p>
      <text:p text:style-name="P19">Example <text:span text:style-name="T2">5</text:span><text:tab/>OK</text:p>
      <text:p text:style-name="P19">Example <text:span text:style-name="T2">6</text:span><text:tab/>OK</text:p>
      <text:p text:style-name="P19">Example <text:span text:style-name="T2">7</text:span><text:tab/>OK</text:p>
      <text:p text:style-name="P19">Example <text:span text:style-name="T2">8</text:span><text:tab/>OK</text:p>
      <text:p text:style-name="P19">Example <text:span text:style-name="T2">9</text:span><text:tab/>OK</text:p>
      <text:p text:style-name="P19">Example <text:span text:style-name="T2">10</text:span><text:tab/>OK</text:p>
      <text:p text:style-name="P19">Example <text:span text:style-name="T2">11</text:span><text:tab/>OK</text:p>
      <text:p text:style-name="P19"/>
      <text:p text:style-name="P35"><text:span text:style-name="T5">Also checked:</text:span><text:tab/>Commentary <text:span text:style-name="T3">input and </text:span>readout</text:p>
      <text:p text:style-name="P35"><text:tab/><text:tab/><text:tab/>User project reset</text:p>
      <text:p text:style-name="P35"><text:tab/><text:tab/><text:tab/>Intensity control</text:p>
      <text:p text:style-name="P35"><text:tab/><text:tab/><text:tab/>Recal_328_using_crystal.ino.standard</text:p>
      <text:p text:style-name="P35"><text:tab/><text:tab/><text:tab/>cal_one_wire_comms.ino.standard</text:p>
      <text:p text:style-name="P35"/>
      <text:p text:style-name="P35">PRN_16bit_GEN(<text:span text:style-name="T4">) and bootloader\1_Random_pattern_generator</text:span></text:p>
      <text:p text:style-name="P37">both write to one of 3 pairs of EEPROM registers</text:p>
      <text:p text:style-name="P38">Press E at p/r/t/D prompt to change <text:s/>EEPROM register pair </text:p>
      <text:p text:style-name="P38"/>
      <text:p text:style-name="P2">2_Receiver_Transmitter_Basic</text:p>
      <text:p text:style-name="P38"/>
      <text:p text:style-name="P17">All examples successfully recompiled</text:p>
      <text:p text:style-name="P17"/>
      <text:p text:style-name="P20">Example 1<text:tab/>OK</text:p>
      <text:p text:style-name="P21">Example 2<text:tab/>OK</text:p>
      <text:p text:style-name="P22">Example 3<text:tab/>OK</text:p>
      <text:p text:style-name="P23">Example <text:span text:style-name="T2">4</text:span><text:tab/>OK</text:p>
      <text:p text:style-name="P24">Example <text:span text:style-name="T2">5</text:span><text:tab/>OK</text:p>
      <text:p text:style-name="P25">Example <text:span text:style-name="T2">6</text:span><text:tab/>OK</text:p>
      <text:p text:style-name="P26">Example <text:span text:style-name="T2">7</text:span><text:tab/>OK</text:p>
      <text:p text:style-name="P27">Example <text:span text:style-name="T2">8</text:span><text:tab/>OK</text:p>
      <text:p text:style-name="P28">Example <text:span text:style-name="T2">9</text:span><text:tab/>OK</text:p>
      <text:p text:style-name="P28"/>
      <text:p text:style-name="P28"/>
      <text:p text:style-name="P3">3_Interrupts_and_switches</text:p>
      <text:p text:style-name="P28"/>
      <text:p text:style-name="P39">3A_UART_timer_interrupts<text:tab/><text:tab/><text:span text:style-name="T7">Recompiled<text:tab/>OK</text:span></text:p>
      <text:p text:style-name="P40">3B_Pin_Change_Interrupt<text:tab/><text:tab/><text:span text:style-name="T7">Recompiled<text:tab/>OK</text:span></text:p>
      <text:p text:style-name="P41">3C_reaction_time_tester<text:tab/><text:tab/><text:span text:style-name="T7">Recompiled<text:tab/>OK</text:span></text:p>
      <text:p text:style-name="P42">3D_timer_PCI_interrupts<text:tab/><text:tab/><text:span text:style-name="T7">Recompiled<text:tab/>OK</text:span></text:p>
      <text:p text:style-name="P43">3E_Keypress_logger<text:tab/><text:tab/><text:tab/><text:span text:style-name="T7">Recompiled<text:tab/>OK</text:span></text:p>
      <text:p text:style-name="P36">3F_Prime_numbers<text:tab/><text:span text:style-name="T8"><text:tab/><text:tab/>Recompiled<text:tab/>OK</text:span></text:p>
      <text:p text:style-name="P35">3G_Prime_numbers_plus<text:tab/><text:tab/><text:span text:style-name="T9">New project<text:tab/>OK</text:span></text:p>
      <text:p text:style-name="P4"><text:soft-page-break/>4_binary_and_bit_operations</text:p>
      <text:p text:style-name="P18"/>
      <text:p text:style-name="P18">1_Bit_ops_1<text:tab/><text:tab/><text:tab/><text:span text:style-name="T10">Recompiled<text:tab/>OK</text:span></text:p>
      <text:p text:style-name="P29">2_Bit_ops_2<text:tab/><text:tab/><text:tab/><text:span text:style-name="T8">Recompiled<text:tab/>OK</text:span></text:p>
      <text:p text:style-name="P29">3_Division_subroutine<text:tab/><text:span text:style-name="T8">Recompiled<text:tab/>OK</text:span></text:p>
      <text:p text:style-name="P29">4_Char_to_binary<text:tab/><text:tab/><text:span text:style-name="T8">Recompiled<text:tab/>OK but to be reviewed</text:span></text:p>
      <text:p text:style-name="P29"/>
      <text:p text:style-name="P5">5_Arduino_PC_comms_library<text:tab/><text:span text:style-name="T13"> Arduino_Rx_Tx.c <text:s/>update: DONE </text:span></text:p>
      <text:p text:style-name="P10">All recompiled: To be retested</text:p>
      <text:p text:style-name="P18">5A_Integer_numbers<text:tab/><text:tab/><text:span text:style-name="T11">All factors<text:tab/><text:tab/><text:tab/>Recompiled<text:tab/><text:tab/>Tested OK</text:span></text:p>
      <text:p text:style-name="P32">5B_Prime_factors<text:tab/><text:tab/><text:span text:style-name="T20">Prime factors</text:span><text:tab/><text:tab/><text:tab/><text:span text:style-name="T11">Recompiled<text:tab/><text:tab/>Tested OK</text:span></text:p>
      <text:p text:style-name="P31">5C_Scientific_numbers<text:tab/><text:span text:style-name="T11">Raise to power<text:tab/><text:tab/>Rewritten<text:tab/><text:tab/>Tested OK</text:span></text:p>
      <text:p text:style-name="P31">5D_Pie_estimator<text:tab/><text:tab/>Pie_estimator<text:tab/><text:tab/><text:tab/><text:span text:style-name="T11">Recompiled<text:tab/><text:tab/>Tested OK</text:span></text:p>
      <text:p text:style-name="P33">5E_e_power_series<text:tab/><text:tab/><text:span text:style-name="T11">Calculate power(A,B)<text:tab/><text:tab/>Recompiled<text:tab/><text:tab/>Tested OK</text:span></text:p>
      <text:p text:style-name="P34">5F_Trig_functions<text:tab/><text:tab/><text:span text:style-name="T11">New project<text:tab/><text:tab/><text:tab/>Recompiled<text:tab/><text:tab/>Tested OK</text:span></text:p>
      <text:p text:style-name="P18"/>
      <text:p text:style-name="P61"/>
      <text:p text:style-name="P13">Bug<text:span text:style-name="T18">s</text:span> found in Arduino_Rx_Tx.<text:span text:style-name="T18">c</text:span></text:p>
      <text:p text:style-name="P14">Bug 1</text:p>
      <text:p text:style-name="P45">Int_Num_from_PC_A() for /b keypress. <text:s/></text:p>
      <text:p text:style-name="P30">Sc_Num_from_PC_A<text:span text:style-name="T12">() with \b keypresses</text:span></text:p>
      <text:p text:style-name="P30"/>
      <text:p text:style-name="P44"><text:span text:style-name="T12">For example </text:span>12345\b6 comes to a halt and times out</text:p>
      <text:p text:style-name="P46">Also 1mS delay increased to 10mS</text:p>
      <text:p text:style-name="P46"/>
      <text:p text:style-name="P12">Bug_<text:span text:style-name="T14">2</text:span> found in Sc_Num_to_PC_A<text:span text:style-name="T14">()</text:span></text:p>
      <text:p text:style-name="P47">Fails for Sc_Num_to_PC_A(Result,0,6,'\r');<text:tab/><text:tab/>The 0 must be at least 1</text:p>
      <text:p text:style-name="P46"/>
      <text:p text:style-name="P48">Bug<text:span text:style-name="T15">s</text:span> <text:span text:style-name="T21">partially </text:span>fixed </text:p>
      <text:p text:style-name="P48">9_Resource_store\PC_comms\Arduino_Rx_Tx.c<text:tab/> <text:span text:style-name="T6">NOT yet fully updated</text:span>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 <text:span text:style-name="T20">To be retested</text:span></text:p>
      <text:p text:style-name="P49"/>
      <text:p text:style-name="P52">6A_Segment_driver<text:tab/><text:tab/><text:tab/><text:tab/><text:tab/><text:tab/><text:tab/><text:span text:style-name="T19">Recompiled<text:tab/>Tested OK</text:span></text:p>
      <text:p text:style-name="P53">6B_Segment_driver<text:tab/><text:tab/><text:tab/><text:tab/><text:tab/><text:tab/><text:tab/><text:span text:style-name="T19">Recompiled<text:tab/>Tested OK </text:span></text:p>
      <text:p text:style-name="P54">6C_Numerical_entry<text:tab/><text:tab/><text:tab/><text:tab/><text:tab/><text:tab/><text:tab/><text:span text:style-name="T19">Recompiled<text:tab/>Tested OK</text:span></text:p>
      <text:p text:style-name="P55">6D_INT_to_display<text:tab/><text:tab/><text:span text:style-name="T19">Updated to Running averages<text:tab/>Recompiled<text:tab/>Tested OK</text:span></text:p>
      <text:p text:style-name="P51">6E_FPN_to_display<text:tab/><text:tab/><text:span text:style-name="T16">Updated to power series<text:tab/><text:tab/>Recompiled<text:tab/>Tested OK</text:span></text:p>
      <text:p text:style-name="P56">6F_FPN_from_IO<text:tab/><text:tab/><text:span text:style-name="T19">Updated to power series<text:tab/><text:tab/>Recompiled<text:tab/>Tested OK</text:span></text:p>
      <text:p text:style-name="P57">6G_INT_from_IO<text:tab/><text:tab/><text:span text:style-name="T20">Updated geometric series<text:tab/><text:tab/>Recompiled<text:tab/>Tested OK</text:span></text:p>
      <text:p text:style-name="P58">6H_calculator<text:tab/><text:tab/><text:tab/><text:span text:style-name="T20">New project<text:tab/><text:tab/><text:tab/><text:tab/>Recompiled<text:tab/>Tested OK</text:span></text:p>
      <text:p text:style-name="P50"/>
      <text:p text:style-name="P62"><text:span text:style-name="T5">Bug found in KBD_to_display\long Int_KBD_to_display()</text:span> and float Float_KBD_to_display()</text:p>
      <text:p text:style-name="P63">Effects use of backspace key</text:p>
      <text:p text:style-name="P11"/>
      <text:p text:style-name="P11"/>
      <text:p text:style-name="P11"><text:soft-page-break/>In Arduino_Rx_Tx.c </text:p>
      <text:p text:style-name="P11">void Sc_Num_to_PC_A(float, char, char, char) updated as below</text:p>
      <text:p text:style-name="P60"/>
      <text:p text:style-name="P64">if(pre_dp){</text:p>
      <text:p text:style-name="P64">while(--pre_dp){A = A*10;}<text:tab/><text:tab/><text:tab/><text:tab/><text:tab/><text:tab/><text:tab/><text:tab/><text:tab/><text:tab/>//Convert FPN to Scientific format (real + exponent)</text:p>
      <text:p text:style-name="P64">while (num &gt;= A){num = num/10.0; Exp += 1;}</text:p>
      <text:p text:style-name="P64">while (num &lt;= A){num = num*10.0; Exp -= 1;}}</text:p>
      <text:p text:style-name="P68"><text:span text:style-name="T17">In 6F_FPN_from_IO and</text:span> 6H_Calculator</text:p>
      <text:p text:style-name="P67">float FPN_number_from_IO(void) updated as below</text:p>
      <text:p text:style-name="P50"/>
      <text:p text:style-name="P65">dp_control = 0;</text:p>
      <text:p text:style-name="P65">exp_control = 0;</text:p>
      <text:p text:style-name="P65">neg_sign = 0;</text:p>
      <text:p text:style-name="P66">scroll_control = 0;</text:p>
      <text:p text:style-name="P69"/>
      <text:p text:style-name="P9">7_Timers<text:tab/><text:tab/><text:tab/><text:tab/><text:tab/> </text:p>
      <text:p text:style-name="P8"/>
      <text:p text:style-name="P49">1_String_only_clock<text:tab/><text:tab/><text:tab/><text:tab/><text:span text:style-name="T22">Recompiled: No change</text:span><text:tab/><text:span text:style-name="T23">testing</text:span><text:tab/><text:tab/></text:p>
      <text:p text:style-name="P59">2_calculator_based_clock<text:tab/><text:tab/><text:tab/><text:span text:style-name="T22">Recompiled: No change<text:tab/>testing</text:span></text:p>
      <text:p text:style-name="P59">3_min_OS_clock<text:tab/><text:tab/><text:tab/><text:tab/><text:span text:style-name="T22">Recompiled: No change</text:span></text:p>
      <text:p text:style-name="P59">4_stand_alone_clock<text:tab/><text:tab/><text:tab/><text:tab/><text:span text:style-name="T22">Recompiled: No change</text:span></text:p>
      <text:p text:style-name="P59">5_stopwatch<text:tab/><text:tab/><text:tab/><text:tab/><text:tab/><text:span text:style-name="T22">Recompiled: No change</text:span></text:p>
      <text:p text:style-name="P9"/>
      <text:p text:style-name="P9"/>
      <text:p text:style-name="P9"/>
      <text:p text:style-name="P9"/>
      <text:p text:style-name="P9">8_Resets<text:tab/><text:tab/><text:tab/><text:tab/><text:tab/> update Arduino_Rx_Tx.c </text:p>
      <text:p text:style-name="P8"/>
      <text:p text:style-name="P9">9_FPN_routines<text:tab/><text:tab/><text:tab/><text:tab/> update Arduino_Rx_Tx.c </text:p>
      <text:p text:style-name="P18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6-11T07:12:54.104000000</dc:date>
    <meta:editing-duration>P1DT12H48M15S</meta:editing-duration>
    <meta:editing-cycles>90</meta:editing-cycles>
    <meta:document-statistic meta:table-count="0" meta:image-count="0" meta:object-count="0" meta:page-count="3" meta:paragraph-count="98" meta:word-count="425" meta:character-count="3479" meta:non-whitespace-character-count="3020"/>
  </office:meta>
</office:document-meta>
</file>